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40f" officeooo:paragraph-rsid="0004440f"/>
    </style:style>
    <style:style style:name="P2" style:family="paragraph" style:parent-style-name="Standard">
      <style:text-properties officeooo:rsid="0004440f" officeooo:paragraph-rsid="000662bd"/>
    </style:style>
    <style:style style:name="P3" style:family="paragraph" style:parent-style-name="Standard">
      <style:text-properties fo:font-size="15pt" fo:font-weight="bold" officeooo:rsid="0004440f" officeooo:paragraph-rsid="0004440f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563df" officeooo:paragraph-rsid="000563df"/>
    </style:style>
    <style:style style:name="P5" style:family="paragraph" style:parent-style-name="Standard">
      <style:text-properties officeooo:rsid="000563df" officeooo:paragraph-rsid="00067a9d"/>
    </style:style>
    <style:style style:name="P6" style:family="paragraph" style:parent-style-name="Standard">
      <style:text-properties officeooo:paragraph-rsid="000563df"/>
    </style:style>
    <style:style style:name="P7" style:family="paragraph" style:parent-style-name="Standard">
      <style:text-properties officeooo:paragraph-rsid="0004440f"/>
    </style:style>
    <style:style style:name="T1" style:family="text">
      <style:text-properties officeooo:rsid="000563df"/>
    </style:style>
    <style:style style:name="T2" style:family="text">
      <style:text-properties officeooo:rsid="000662bd"/>
    </style:style>
    <style:style style:name="T3" style:family="text">
      <style:text-properties officeooo:rsid="0007a8c2"/>
    </style:style>
    <style:style style:name="T4" style:family="text">
      <style:text-properties officeooo:rsid="000444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scan</text:p>
      <text:p text:style-name="P1"/>
      <text:p text:style-name="P1">Procedures:</text:p>
      <text:p text:style-name="P2">In the terminal, firstly go to the directory where Genscan is installed. Then run the <text:span text:style-name="T2">eukaryota</text:span> genome file using HumanIso.smat by typing: </text:p>
      <text:p text:style-name="P1">./genscan [path for HumanIso.smat] [path for 30.fa.txt] -v -ps [path_for_output_plot_file/name_of_plot_file.ps]</text:p>
      <text:p text:style-name="P1"/>
      <text:p text:style-name="P7"><text:span text:style-name="T4">Here the flag “-v” is used to show all the gene-coding sequences out on the terminal, while flag “-ps” is used to plot out the outcome of the whole genome. After running it we get a p</text:span>ostscript output <text:span text:style-name="T3">as well as the specification of all peptide sequences. We saved these amino acid sequences into a fasta file.</text:span></text:p>
      <text:p text:style-name="P1"/>
      <text:p text:style-name="P6"><text:span text:style-name="T1">Genscan requires a hefty amount of memory: T</text:span>he computer chosen <text:span text:style-name="T1">must </text:span>ha<text:span text:style-name="T1">ve</text:span> enough memory to run sequences efficiently. As a rule, to run sequences of length N kilobases efficiently, <text:span text:style-name="T2">the</text:span> computer should have at least N/2 Megabytes of RAM. <text:s/><text:span text:style-name="T1">(Cited from </text:span><text:a xlink:type="simple" xlink:href="http://genes.mit.edu/README" text:style-name="Internet_20_link" text:visited-style-name="Visited_20_Internet_20_Link"><text:span text:style-name="T1">http://genes.mit.edu/README</text:span></text:a><text:span text:style-name="T1"> ) When we want to try longer sequences the outcomes may be inaccurate, in this case we can separate the whole work into several parts and test them one by one.</text:span></text:p>
      <text:p text:style-name="P5">The reason that Genscan needs huge memory might be interpreted as that it is aimed for eukaryota gene prediction in the way of complete exon/intron identification. Thus it needs more calculation power than prokaryote gene prediction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6:18:59.833086522</meta:creation-date>
    <dc:date>2017-05-03T17:22:06.254570811</dc:date>
    <meta:editing-duration>PT12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00" meta:character-count="1247" meta:non-whitespace-character-count="1051"/>
  </office:meta>
</office:document-meta>
</file>